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fo:font-weight="bold"/>
    </style:style>
    <style:style style:name="P2" style:family="paragraph" style:parent-style-name="Text_20_body">
      <style:paragraph-properties fo:text-align="center" style:justify-single-word="false"/>
      <style:text-properties fo:font-weight="bold" officeooo:rsid="000a97d7" officeooo:paragraph-rsid="000c56bd"/>
    </style:style>
    <style:style style:name="P3" style:family="paragraph" style:parent-style-name="Text_20_body">
      <style:paragraph-properties fo:text-align="start" style:justify-single-word="false"/>
      <style:text-properties fo:font-weight="normal" officeooo:rsid="000a97d7" officeooo:paragraph-rsid="000a97d7" style:font-weight-asian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weight="normal" officeooo:rsid="00161310" officeooo:paragraph-rsid="00161310" style:font-weight-asian="normal" style:font-weight-complex="normal"/>
    </style:style>
    <style:style style:name="P5" style:family="paragraph" style:parent-style-name="Text_20_body" style:list-style-name="L1">
      <style:paragraph-properties fo:text-align="start" style:justify-single-word="false"/>
      <style:text-properties fo:font-weight="normal" officeooo:rsid="000c56bd" officeooo:paragraph-rsid="000c56bd" style:font-weight-asian="normal" style:font-weight-complex="normal"/>
    </style:style>
    <style:style style:name="P6" style:family="paragraph" style:parent-style-name="Text_20_body" style:list-style-name="L1">
      <style:paragraph-properties fo:text-align="start" style:justify-single-word="false"/>
      <style:text-properties fo:font-weight="normal" officeooo:rsid="000e8296" officeooo:paragraph-rsid="000e8296" style:font-weight-asian="normal" style:font-weight-complex="normal"/>
    </style:style>
    <style:style style:name="P7" style:family="paragraph" style:parent-style-name="Text_20_body" style:list-style-name="L1">
      <style:paragraph-properties fo:text-align="start" style:justify-single-word="false"/>
      <style:text-properties fo:font-weight="normal" officeooo:rsid="0010598b" officeooo:paragraph-rsid="0010598b" style:font-weight-asian="normal" style:font-weight-complex="normal"/>
    </style:style>
    <style:style style:name="P8" style:family="paragraph" style:parent-style-name="Text_20_body" style:list-style-name="L2">
      <style:paragraph-properties fo:text-align="start" style:justify-single-word="false"/>
      <style:text-properties fo:font-weight="normal" officeooo:rsid="0011cbae" officeooo:paragraph-rsid="0011cbae" style:font-weight-asian="normal" style:font-weight-complex="normal"/>
    </style:style>
    <style:style style:name="P9" style:family="paragraph" style:parent-style-name="Text_20_body" style:list-style-name="L2">
      <style:paragraph-properties fo:text-align="start" style:justify-single-word="false"/>
      <style:text-properties fo:font-weight="normal" officeooo:rsid="00130829" officeooo:paragraph-rsid="00130829" style:font-weight-asian="normal" style:font-weight-complex="normal"/>
    </style:style>
    <style:style style:name="P10" style:family="paragraph" style:parent-style-name="Text_20_body" style:list-style-name="L4">
      <style:paragraph-properties fo:text-align="start" style:justify-single-word="false"/>
      <style:text-properties fo:font-weight="normal" officeooo:rsid="00130a00" officeooo:paragraph-rsid="00130a00" style:font-weight-asian="normal" style:font-weight-complex="normal"/>
    </style:style>
    <style:style style:name="P11" style:family="paragraph" style:parent-style-name="Text_20_body" style:list-style-name="L4">
      <style:paragraph-properties fo:text-align="start" style:justify-single-word="false"/>
      <style:text-properties fo:font-weight="normal" officeooo:rsid="00140025" officeooo:paragraph-rsid="00140025" style:font-weight-asian="normal" style:font-weight-complex="normal"/>
    </style:style>
    <style:style style:name="P12" style:family="paragraph" style:parent-style-name="Text_20_body" style:list-style-name="L5">
      <style:paragraph-properties fo:text-align="start" style:justify-single-word="false"/>
      <style:text-properties fo:font-weight="normal" officeooo:rsid="0015558f" officeooo:paragraph-rsid="0015558f" style:font-weight-asian="normal" style:font-weight-complex="normal"/>
    </style:style>
    <style:style style:name="P13" style:family="paragraph" style:parent-style-name="Text_20_body" style:list-style-name="L6">
      <style:paragraph-properties fo:text-align="start" style:justify-single-word="false"/>
      <style:text-properties fo:font-weight="normal" officeooo:rsid="00161310" officeooo:paragraph-rsid="00161310" style:font-weight-asian="normal" style:font-weight-complex="normal"/>
    </style:style>
    <style:style style:name="P14" style:family="paragraph" style:parent-style-name="Text_20_body" style:list-style-name="L6">
      <style:paragraph-properties fo:text-align="start" style:justify-single-word="false"/>
      <style:text-properties fo:font-weight="normal" officeooo:rsid="001703bc" officeooo:paragraph-rsid="001703bc" style:font-weight-asian="normal" style:font-weight-complex="normal"/>
    </style:style>
    <style:style style:name="P15" style:family="paragraph" style:parent-style-name="Text_20_body" style:list-style-name="L7">
      <style:paragraph-properties fo:text-align="start" style:justify-single-word="false"/>
      <style:text-properties fo:font-weight="normal" officeooo:rsid="001703bc" officeooo:paragraph-rsid="001703bc" style:font-weight-asian="normal" style:font-weight-complex="normal"/>
    </style:style>
    <style:style style:name="P16" style:family="paragraph" style:parent-style-name="Text_20_body" style:list-style-name="L8">
      <style:paragraph-properties fo:text-align="start" style:justify-single-word="false"/>
      <style:text-properties fo:font-weight="normal" officeooo:rsid="0018aff2" officeooo:paragraph-rsid="0018aff2" style:font-weight-asian="normal" style:font-weight-complex="normal"/>
    </style:style>
    <style:style style:name="P17" style:family="paragraph" style:parent-style-name="Text_20_body" style:list-style-name="L8">
      <style:paragraph-properties fo:text-align="start" style:justify-single-word="false"/>
      <style:text-properties fo:font-weight="normal" officeooo:rsid="001a4cbe" officeooo:paragraph-rsid="001a4cbe" style:font-weight-asian="normal" style:font-weight-complex="normal"/>
    </style:style>
    <style:style style:name="P18" style:family="paragraph" style:parent-style-name="Text_20_body" style:list-style-name="L8">
      <style:paragraph-properties fo:text-align="start" style:justify-single-word="false"/>
      <style:text-properties fo:font-weight="normal" officeooo:rsid="001b8183" officeooo:paragraph-rsid="001b8183" style:font-weight-asian="normal" style:font-weight-complex="normal"/>
    </style:style>
    <style:style style:name="P19" style:family="paragraph" style:parent-style-name="Text_20_body" style:list-style-name="L8">
      <style:paragraph-properties fo:text-align="start" style:justify-single-word="false"/>
      <style:text-properties fo:font-weight="normal" officeooo:rsid="001c21d5" officeooo:paragraph-rsid="001c21d5" style:font-weight-asian="normal" style:font-weight-complex="normal"/>
    </style:style>
    <style:style style:name="P20" style:family="paragraph" style:parent-style-name="Text_20_body" style:list-style-name="L9">
      <style:paragraph-properties fo:text-align="start" style:justify-single-word="false"/>
      <style:text-properties fo:font-weight="normal" officeooo:rsid="001ea07c" officeooo:paragraph-rsid="001ea07c" style:font-weight-asian="normal" style:font-weight-complex="normal"/>
    </style:style>
    <style:style style:name="P21" style:family="paragraph" style:parent-style-name="Text_20_body" style:list-style-name="L10">
      <style:paragraph-properties fo:text-align="start" style:justify-single-word="false"/>
      <style:text-properties fo:font-weight="normal" officeooo:rsid="001f6879" officeooo:paragraph-rsid="001f6879" style:font-weight-asian="normal" style:font-weight-complex="normal"/>
    </style:style>
    <style:style style:name="P22" style:family="paragraph" style:parent-style-name="Text_20_body" style:list-style-name="L11">
      <style:paragraph-properties fo:text-align="start" style:justify-single-word="false"/>
      <style:text-properties fo:font-weight="normal" officeooo:rsid="001f6879" officeooo:paragraph-rsid="001f6879" style:font-weight-asian="normal" style:font-weight-complex="normal"/>
    </style:style>
    <style:style style:name="P23" style:family="paragraph" style:parent-style-name="Text_20_body" style:list-style-name="L12">
      <style:paragraph-properties fo:text-align="start" style:justify-single-word="false"/>
      <style:text-properties fo:font-weight="normal" officeooo:rsid="00201167" officeooo:paragraph-rsid="00201167" style:font-weight-asian="normal" style:font-weight-complex="normal"/>
    </style:style>
    <style:style style:name="P24" style:family="paragraph" style:parent-style-name="Text_20_body" style:list-style-name="L13">
      <style:paragraph-properties fo:text-align="start" style:justify-single-word="false"/>
      <style:text-properties fo:font-weight="normal" officeooo:rsid="00201167" officeooo:paragraph-rsid="00201167" style:font-weight-asian="normal" style:font-weight-complex="normal"/>
    </style:style>
    <style:style style:name="P25" style:family="paragraph" style:parent-style-name="Text_20_body" style:list-style-name="L14">
      <style:paragraph-properties fo:text-align="start" style:justify-single-word="false"/>
      <style:text-properties fo:font-weight="normal" officeooo:rsid="0021a565" officeooo:paragraph-rsid="0021a565" style:font-weight-asian="normal" style:font-weight-complex="normal"/>
    </style:style>
    <style:style style:name="P26" style:family="paragraph" style:parent-style-name="Text_20_body" style:list-style-name="L14">
      <style:paragraph-properties fo:text-align="start" style:justify-single-word="false"/>
      <style:text-properties fo:font-weight="normal" officeooo:rsid="0023603d" officeooo:paragraph-rsid="0023603d" style:font-weight-asian="normal" style:font-weight-complex="normal"/>
    </style:style>
    <style:style style:name="P27" style:family="paragraph" style:parent-style-name="Text_20_body" style:list-style-name="L14">
      <style:paragraph-properties fo:text-align="start" style:justify-single-word="false"/>
      <style:text-properties fo:font-weight="normal" officeooo:rsid="00243049" officeooo:paragraph-rsid="00243049" style:font-weight-asian="normal" style:font-weight-complex="normal"/>
    </style:style>
    <style:style style:name="P28" style:family="paragraph" style:parent-style-name="Text_20_body" style:list-style-name="L14">
      <style:paragraph-properties fo:text-align="start" style:justify-single-word="false"/>
      <style:text-properties fo:font-weight="normal" officeooo:rsid="0025b586" officeooo:paragraph-rsid="0025b586" style:font-weight-asian="normal" style:font-weight-complex="normal"/>
    </style:style>
    <style:style style:name="P29" style:family="paragraph" style:parent-style-name="Text_20_body" style:list-style-name="L14">
      <style:paragraph-properties fo:text-align="start" style:justify-single-word="false"/>
      <style:text-properties fo:font-weight="normal" officeooo:rsid="00269faf" officeooo:paragraph-rsid="00269faf" style:font-weight-asian="normal" style:font-weight-complex="normal"/>
    </style:style>
    <style:style style:name="P30" style:family="paragraph" style:parent-style-name="Text_20_body" style:list-style-name="L14">
      <style:paragraph-properties fo:text-align="start" style:justify-single-word="false"/>
      <style:text-properties fo:font-weight="normal" officeooo:rsid="00274dad" officeooo:paragraph-rsid="00274dad" style:font-weight-asian="normal" style:font-weight-complex="normal"/>
    </style:style>
    <style:style style:name="P31" style:family="paragraph" style:parent-style-name="Text_20_body" style:list-style-name="L14">
      <style:paragraph-properties fo:text-align="start" style:justify-single-word="false"/>
      <style:text-properties fo:font-weight="normal" officeooo:rsid="0027544b" officeooo:paragraph-rsid="0027544b" style:font-weight-asian="normal" style:font-weight-complex="normal"/>
    </style:style>
    <style:style style:name="P32" style:family="paragraph" style:parent-style-name="Text_20_body" style:list-style-name="L14">
      <style:paragraph-properties fo:text-align="start" style:justify-single-word="false"/>
      <style:text-properties fo:font-weight="normal" officeooo:rsid="002a680e" officeooo:paragraph-rsid="002a680e" style:font-weight-asian="normal" style:font-weight-complex="normal"/>
    </style:style>
    <style:style style:name="P33" style:family="paragraph" style:parent-style-name="Text_20_body" style:list-style-name="L14">
      <style:paragraph-properties fo:text-align="start" style:justify-single-word="false"/>
      <style:text-properties fo:font-weight="normal" officeooo:rsid="002acec3" officeooo:paragraph-rsid="002acec3" style:font-weight-asian="normal" style:font-weight-complex="normal"/>
    </style:style>
    <style:style style:name="P34" style:family="paragraph" style:parent-style-name="Text_20_body" style:list-style-name="L1">
      <style:paragraph-properties fo:text-align="start" style:justify-single-word="false"/>
      <style:text-properties fo:font-weight="bold" officeooo:rsid="0011cbae" officeooo:paragraph-rsid="0011cbae" style:font-weight-asian="bold" style:font-weight-complex="bold"/>
    </style:style>
    <style:style style:name="P35" style:family="paragraph" style:parent-style-name="Text_20_body" style:list-style-name="L3">
      <style:paragraph-properties fo:text-align="start" style:justify-single-word="false"/>
      <style:text-properties fo:font-weight="bold" officeooo:rsid="00130a00" officeooo:paragraph-rsid="00130a00" style:font-weight-asian="bold" style:font-weight-complex="bold"/>
    </style:style>
    <style:style style:name="P36" style:family="paragraph" style:parent-style-name="Text_20_body" style:list-style-name="L8">
      <style:paragraph-properties fo:text-align="start" style:justify-single-word="false"/>
      <style:text-properties fo:font-weight="bold" officeooo:rsid="001ea07c" officeooo:paragraph-rsid="001ea07c" style:font-weight-asian="bold" style:font-weight-complex="bold"/>
    </style:style>
    <style:style style:name="P37" style:family="paragraph" style:parent-style-name="Text_20_body" style:list-style-name="L14">
      <style:paragraph-properties fo:text-align="start" style:justify-single-word="false"/>
      <style:text-properties fo:font-weight="bold" officeooo:rsid="0027d474" officeooo:paragraph-rsid="0027d474" style:font-weight-asian="bold" style:font-weight-complex="bold"/>
    </style:style>
    <style:style style:name="T1" style:family="text">
      <style:text-properties officeooo:rsid="000c56bd"/>
    </style:style>
    <style:style style:name="T2" style:family="text">
      <style:text-properties officeooo:rsid="000e8296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Introduction to Version Control</text:h>
      <text:p text:style-name="P2">By <text:span text:style-name="T1">Vikas</text:span></text:p>
      <text:p text:style-name="P2"/>
      <text:list xml:id="list902346333" text:style-name="L1">
        <text:list-item>
          <text:p text:style-name="P5">Googl<text:span text:style-name="T2">e</text:span> docs has version control</text:p>
        </text:list-item>
        <text:list-item>
          <text:p text:style-name="P6">Main branch is not ncssarily the MAIN branch, different branhs can be made for diff appliations</text:p>
        </text:list-item>
        <text:list-item>
          <text:p text:style-name="P7">Making prominent version(v1.0) for versions that have stable features</text:p>
        </text:list-item>
        <text:list-item>
          <text:p text:style-name="P34">Centralised Version Control</text:p>
        </text:list-item>
      </text:list>
      <text:list xml:id="list3466495360" text:style-name="L2">
        <text:list-item>
          <text:p text:style-name="P8">Single file accesssed by all</text:p>
        </text:list-item>
        <text:list-item>
          <text:p text:style-name="P8">All changes are made to the same </text:p>
        </text:list-item>
        <text:list-item>
          <text:p text:style-name="P8">Conflicts</text:p>
        </text:list-item>
        <text:list-item>
          <text:p text:style-name="P8">centralised has drawbacks</text:p>
        </text:list-item>
        <text:list-item>
          <text:p text:style-name="P9">sigle point of failure</text:p>
        </text:list-item>
      </text:list>
      <text:list xml:id="list1741462561" text:style-name="L3">
        <text:list-item>
          <text:p text:style-name="P35">Distributed version control</text:p>
        </text:list-item>
      </text:list>
      <text:list xml:id="list2759349766" text:style-name="L4">
        <text:list-item>
          <text:p text:style-name="P10">No single point failure</text:p>
        </text:list-item>
        <text:list-item>
          <text:p text:style-name="P10">Every system with a clone of repo can act as a server</text:p>
        </text:list-item>
        <text:list-item>
          <text:p text:style-name="P11">Stoarge issue</text:p>
        </text:list-item>
        <text:list-item>
          <text:p text:style-name="P11">Frequent pulling issue</text:p>
        </text:list-item>
        <text:list-item>
          <text:p text:style-name="P11">All these are basically not issues but cons</text:p>
        </text:list-item>
      </text:list>
      <text:list xml:id="list2510425679" text:style-name="L5">
        <text:list-item>
          <text:p text:style-name="P12">centralised vs distributed in 90 sec (youtube)</text:p>
        </text:list-item>
      </text:list>
      <text:p text:style-name="P4"/>
      <text:p text:style-name="P4">Intro to Git</text:p>
      <text:list xml:id="list3583371492" text:style-name="L6">
        <text:list-item>
          <text:p text:style-name="P13">Developed by Linus Torvalds</text:p>
        </text:list-item>
        <text:list-item>
          <text:p text:style-name="P14">High performance because</text:p>
        </text:list-item>
      </text:list>
      <text:list xml:id="list3529625905" text:style-name="L7">
        <text:list-item>
          <text:p text:style-name="P15">local changes are quick</text:p>
        </text:list-item>
        <text:list-item>
          <text:p text:style-name="P15">git does not keep old version rather throught checksums it keeps the changes only</text:p>
        </text:list-item>
      </text:list>
      <text:list xml:id="list53258496" text:style-name="L8">
        <text:list-item>
          <text:p text:style-name="P16">Check refence from atlassian source given</text:p>
        </text:list-item>
        <text:list-item>
          <text:p text:style-name="P17">commit id – 40 char string</text:p>
        </text:list-item>
        <text:list-item>
          <text:p text:style-name="P17">commits are snapshots</text:p>
        </text:list-item>
        <text:list-item>
          <text:p text:style-name="P18">every commit has a ref to the parent commit</text:p>
        </text:list-item>
        <text:list-item>
          <text:p text:style-name="P19">working tree: local clones rep</text:p>
        </text:list-item>
        <text:list-item>
          <text:p text:style-name="P19">index: staging area</text:p>
        </text:list-item>
        <text:list-item>
          <text:p text:style-name="P36">Branch</text:p>
        </text:list-item>
      </text:list>
      <text:list xml:id="list3242838736" text:style-name="L9">
        <text:list-item>
          <text:p text:style-name="P20">head called tip</text:p>
        </text:list-item>
        <text:list-item>
          <text:p text:style-name="P20"><text:soft-page-break/>head points to the working branch</text:p>
        </text:list-item>
      </text:list>
      <text:list xml:id="list3679678017" text:style-name="L10">
        <text:list-item>
          <text:p text:style-name="P21">Merge conflicts</text:p>
        </text:list-item>
      </text:list>
      <text:list xml:id="list2585892071" text:style-name="L11">
        <text:list-item>
          <text:p text:style-name="P22">same line</text:p>
        </text:list-item>
        <text:list-item>
          <text:p text:style-name="P22">different branches</text:p>
        </text:list-item>
      </text:list>
      <text:list xml:id="list2303534908" text:style-name="L12">
        <text:list-item>
          <text:p text:style-name="P23">Commit message</text:p>
        </text:list-item>
      </text:list>
      <text:list xml:id="list2353559150" text:style-name="L13">
        <text:list-item>
          <text:p text:style-name="P24">“if you apply this commit, it will .......” - Good commit message practice</text:p>
        </text:list-item>
      </text:list>
      <text:list xml:id="list1487482196" text:style-name="L14">
        <text:list-item>
          <text:p text:style-name="P25">gitg for visual reresentation</text:p>
        </text:list-item>
        <text:list-item>
          <text:p text:style-name="P26">stash apply: keeps a copy in stah but also bring it to codebase</text:p>
        </text:list-item>
        <text:list-item>
          <text:p text:style-name="P27">rebase allows to change the parent commit of the branch from which the branch checkout</text:p>
        </text:list-item>
        <text:list-item>
          <text:p text:style-name="P27">TTN follows <text:span text:style-name="T3">feature branch strategy </text:span>for git strategy</text:p>
        </text:list-item>
        <text:list-item>
          <text:p text:style-name="P28">read man pages<text:tab/></text:p>
        </text:list-item>
        <text:list-item>
          <text:p text:style-name="P29">pull: pull a single branch</text:p>
        </text:list-item>
        <text:list-item>
          <text:p text:style-name="P29">fetch: fetches all indexes of remote</text:p>
        </text:list-item>
        <text:list-item>
          <text:p text:style-name="P30">fetch vs remote</text:p>
        </text:list-item>
        <text:list-item>
          <text:p text:style-name="P31">global .gitignore</text:p>
        </text:list-item>
        <text:list-item>
          <text:p text:style-name="P31">exclude files</text:p>
        </text:list-item>
        <text:list-item>
          <text:p text:style-name="P37">read atlassian link</text:p>
        </text:list-item>
        <text:list-item>
          <text:p text:style-name="P32">in case of conflicts whle pushing, best wayis to make a backup branch of the branch youe working on so that merge conflicts can be dealt with while a backup branch is secure</text:p>
        </text:list-item>
        <text:list-item>
          <text:p text:style-name="P33">git clone an even clone a local rep</text:p>
        </text:list-item>
      </text:list>
      <text:list xml:id="list150739085072830" text:continue-list="list53258496" text:style-name="L8">
        <text:list-header>
          <text:p text:style-name="P19"/>
        </text:list-header>
      </text:list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0:01:43.037146686</meta:creation-date>
    <meta:generator>LibreOffice/6.0.3.2$Linux_X86_64 LibreOffice_project/00m0$Build-2</meta:generator>
    <dc:date>2020-02-04T13:21:17.042753041</dc:date>
    <meta:editing-duration>PT2H38M5S</meta:editing-duration>
    <meta:editing-cycles>27</meta:editing-cycles>
    <meta:document-statistic meta:table-count="0" meta:image-count="0" meta:object-count="0" meta:page-count="2" meta:paragraph-count="51" meta:word-count="341" meta:character-count="1780" meta:non-whitespace-character-count="1534"/>
  </office:meta>
</office:document-meta>
</file>